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Table_20_Contents">
      <style:text-properties officeooo:rsid="00162d71" officeooo:paragraph-rsid="00162d71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P12" style:family="paragraph" style:parent-style-name="Azione_20_sistema" style:list-style-name="Numerazione_20_UC">
      <style:text-properties officeooo:rsid="000db710" officeooo:paragraph-rsid="00149ae1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fo:font-weight="normal" officeooo:rsid="00149ae1" style:font-weight-asian="normal" style:font-weight-complex="normal"/>
    </style:style>
    <style:style style:name="T6" style:family="text">
      <style:text-properties fo:font-weight="normal" officeooo:rsid="0014a9a6" style:font-weight-asian="normal" style:font-weight-complex="normal"/>
    </style:style>
    <style:style style:name="T7" style:family="text">
      <style:text-properties fo:font-weight="normal" officeooo:rsid="0014e05e" style:font-weight-asian="normal" style:font-weight-complex="normal"/>
    </style:style>
    <style:style style:name="T8" style:family="text">
      <style:text-properties officeooo:rsid="000f2ffc"/>
    </style:style>
    <style:style style:name="T9" style:family="text">
      <style:text-properties officeooo:rsid="000ad213"/>
    </style:style>
    <style:style style:name="T10" style:family="text">
      <style:text-properties officeooo:rsid="00149ae1"/>
    </style:style>
    <style:style style:name="T11" style:family="text">
      <style:text-properties fo:font-weight="bold" officeooo:rsid="00149ae1" style:font-weight-asian="bold" style:font-weight-complex="bold"/>
    </style:style>
    <style:style style:name="T12" style:family="text">
      <style:text-properties officeooo:rsid="00179a2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Ricerca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312176" text:style-name="Numerazione_20_UC">
              <text:list-item>
                <text:p text:style-name="P10"><text:span text:style-name="T2">L'utente </text:span><text:s/>accede alla sezione Questionari <text:span text:style-name="T10">(</text:span><text:span text:style-name="T11">include Visualizza Questionari </text:span><text:span text:style-name="T5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3">2. </text:span><text:span text:style-name="T7">Il sistema mostra all'utente la lista dei questionari</text:span><text:span text:style-name="T5"> <text:s text:c="60"/></text:span></text:p>
                            <text:p text:style-name="P11"><text:span text:style-name="T12">3.</text:span> L'utente inserisce le parole chiave negli appositi campi</text:p>
                            <text:p text:style-name="P11"><text:s text:c="31"/><text:span text:style-name="T12">4</text:span>. Il sistema mostra i risultati della ricerca <text:s text:c="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10">all'utente l'elenco dei questionari ottenuti dalla ricerca (</text:span><text:span text:style-name="T11">include Visualizza Questionari</text:span><text:span text:style-name="T5">)</text:span><text:span text:style-name="T4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343416" text:style-name="L1">
              <text:list-item>
                <text:p text:style-name="P8"><text:span text:style-name="T8">Nel caso di un errore utente, il sistema mostra all’utente un messaggio di errore che </text:span><text:span text:style-name="T9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38M10S</meta:editing-duration>
    <meta:editing-cycles>12</meta:editing-cycles>
    <meta:generator>LibreOffice/3.6$Windows_x86 LibreOffice_project/da8c1e6-fd468f4-454e206-f42a4a9-143cfd</meta:generator>
    <dc:date>2012-10-19T22:20:03.60</dc:date>
    <meta:document-statistic meta:table-count="1" meta:image-count="0" meta:object-count="0" meta:page-count="1" meta:paragraph-count="19" meta:word-count="103" meta:character-count="825" meta:non-whitespace-character-count="624"/>
  </office:meta>
</office:document-meta>
</file>